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cell-protect="none"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 fo:font-size="9pt"/>
    </style:style>
    <style:style style:name="ce10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61059190031153" table:style-name="ce8" table:formula="=SUM([.H2]:[.H108])/(107*3)">
            <text:p>46,11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6]=&quot;x&quot;;1;0)+IF([.E46]=&quot;x&quot;;1;0)+IF([.F46]=&quot;x&quot;;1;0)">
            <text:p>0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7]=&quot;x&quot;;1;0)+IF([.E47]=&quot;x&quot;;1;0)+IF([.F47]=&quot;x&quot;;1;0)">
            <text:p>0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8]=&quot;x&quot;;1;0)+IF([.E48]=&quot;x&quot;;1;0)+IF([.F48]=&quot;x&quot;;1;0)">
            <text:p>0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9]=&quot;x&quot;;1;0)+IF([.E49]=&quot;x&quot;;1;0)+IF([.F49]=&quot;x&quot;;1;0)">
            <text:p>0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1]=&quot;x&quot;;1;0)+IF([.E51]=&quot;x&quot;;1;0)+IF([.F51]=&quot;x&quot;;1;0)">
            <text:p>0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2]=&quot;x&quot;;1;0)+IF([.E52]=&quot;x&quot;;1;0)+IF([.F52]=&quot;x&quot;;1;0)">
            <text:p>0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5]=&quot;x&quot;;1;0)+IF([.E55]=&quot;x&quot;;1;0)+IF([.F55]=&quot;x&quot;;1;0)">
            <text:p>0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6]=&quot;x&quot;;1;0)+IF([.E56]=&quot;x&quot;;1;0)+IF([.F56]=&quot;x&quot;;1;0)">
            <text:p>0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7]=&quot;x&quot;;1;0)+IF([.E57]=&quot;x&quot;;1;0)+IF([.F57]=&quot;x&quot;;1;0)">
            <text:p>0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8]=&quot;x&quot;;1;0)+IF([.E58]=&quot;x&quot;;1;0)+IF([.F58]=&quot;x&quot;;1;0)">
            <text:p>0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9]=&quot;x&quot;;1;0)+IF([.E59]=&quot;x&quot;;1;0)+IF([.F59]=&quot;x&quot;;1;0)">
            <text:p>0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0]=&quot;x&quot;;1;0)+IF([.E60]=&quot;x&quot;;1;0)+IF([.F60]=&quot;x&quot;;1;0)">
            <text:p>0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1]=&quot;x&quot;;1;0)+IF([.E61]=&quot;x&quot;;1;0)+IF([.F61]=&quot;x&quot;;1;0)">
            <text:p>0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0">
            <text:p>non freedesktop-names</text:p>
          </table:table-cell>
          <table:table-cell table:number-columns-repeated="2"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0</meta:editing-cycles>
    <meta:creation-date>2007-05-09T18:30:23</meta:creation-date>
    <dc:date>2007-05-12T20:01:28</dc:date>
    <dc:creator>pinheiro</dc:creator>
  </office:meta>
</office:document-meta>
</file>